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4">
      <style:table-cell-properties fo:background-color="#9999FF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99FFFF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9FF66"/>
    </style:style>
    <style:style style:name="ce9" style:family="table-cell" style:parent-style-name="Default" style:data-style-name="N37">
      <style:table-cell-properties fo:background-color="#FFFF00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4">
      <style:table-cell-properties fo:background-color="#99FFFF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#99FF66"/>
    </style:style>
    <style:style style:name="ce13" style:family="table-cell" style:parent-style-name="Default" style:data-style-name="N4">
      <style:table-cell-properties fo:background-color="#FFFF00"/>
    </style:style>
    <style:style style:name="ce14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FF9999"/>
    </style:style>
    <style:style style:name="ce17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18" style:family="table-cell" style:parent-style-name="Default" style:data-style-name="N4"/>
    <style:style style:name="ce19" style:family="table-cell" style:parent-style-name="Default" style:data-style-name="N0">
      <style:table-cell-properties style:vertical-align="automatic" fo:background-color="#FFCC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fo:background-color="#FF99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36"/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6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238125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amub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16368" table:default-cell-style-name="ce1"/>
        <table:table-row table:style-name="ro1">
          <table:table-cell/>
          <table:table-cell office:value-type="string" table:style-name="ce1">
            <text:p>KİRA BİLDİRİMİ – GELİR VERGİSİ HESAPLAMA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float" office:value="2024" table:style-name="ce1">
            <text:p>2024</text:p>
          </table:table-cell>
          <table:table-cell table:number-columns-repeated="6"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12000" table:style-name="ce4">
            <text:p>12000</text:p>
          </table:table-cell>
          <table:table-cell office:value-type="string" table:style-name="ce1">
            <text:p>doğuş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duman adem</text:p>
          </table:table-cell>
          <table:table-cell table:number-columns-repeated="2" table:style-name="ce1"/>
          <table:table-cell office:value-type="float" office:value="2400" table:formula="of:=[.B3]*[.E3]/100" table:style-name="ce3">
            <text:p>2.40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office:value-type="string" table:style-name="ce1">
            <text:p>tx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aymak salih</text:p>
          </table:table-cell>
          <table:table-cell table:number-columns-repeated="2" table:style-name="ce1"/>
          <table:table-cell office:value-type="float" office:value="0" table:formula="of:=[.B4]*[.E4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number-columns-repeated="6" table:style-name="ce1"/>
          <table:table-cell office:value-type="float" office:value="0" table:formula="of:=[.B5]*[.E5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number-columns-repeated="6" table:style-name="ce1"/>
          <table:table-cell office:value-type="float" office:value="0" table:formula="of:=[.B6]*[.E6]/100" table:style-name="ce3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5">
            <text:p>indirimi</text:p>
          </table:table-cell>
          <table:table-cell office:value-type="string" table:style-name="ce5">
            <text:p>gelir</text:p>
          </table:table-cell>
          <table:table-cell table:style-name="ce6"/>
          <table:table-cell table:number-columns-repeated="5" table:style-name="ce5"/>
          <table:table-cell table:number-columns-repeated="16374"/>
        </table:table-row>
        <table:table-row table:style-name="ro2">
          <table:table-cell/>
          <table:table-cell office:value-type="string" table:style-name="ce7">
            <text:p>toplam</text:p>
          </table:table-cell>
          <table:table-cell office:value-type="string" table:style-name="ce8">
            <text:p>%</text:p>
          </table:table-cell>
          <table:table-cell table:style-name="ce8"/>
          <table:table-cell office:value-type="string" table:style-name="ce9">
            <text:p>%</text:p>
          </table:table-cell>
          <table:table-cell office:value-type="string" table:style-name="ce10">
            <text:p>vergi</text:p>
          </table:table-cell>
          <table:table-cell office:value-type="string" table:style-name="ce10">
            <text:p>dilime denk</text:p>
          </table:table-cell>
          <table:table-cell office:value-type="string" table:style-name="ce10">
            <text:p>dilime denk</text:p>
          </table:table-cell>
          <table:table-cell office:value-type="string" table:style-name="ce8">
            <text:p>%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string" table:style-name="ce7">
            <text:p>kira</text:p>
          </table:table-cell>
          <table:table-cell office:value-type="float" office:value="15" table:style-name="ce8">
            <text:p>15</text:p>
          </table:table-cell>
          <table:table-cell table:style-name="ce8"/>
          <table:table-cell table:style-name="ce9"/>
          <table:table-cell office:value-type="string" table:style-name="ce10">
            <text:p>dilimi</text:p>
          </table:table-cell>
          <table:table-cell office:value-type="string" table:style-name="ce10">
            <text:p>gelen miktar</text:p>
          </table:table-cell>
          <table:table-cell office:value-type="string" table:style-name="ce10">
            <text:p>gelen vergi</text:p>
          </table:table-cell>
          <table:table-cell office:value-type="float" office:value="20" table:style-name="ce8">
            <text:p>20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float" office:value="12000" table:formula="of:=SUM([.B3:.B6])" table:style-name="ce11">
            <text:p>12.000,00</text:p>
          </table:table-cell>
          <table:table-cell office:value-type="float" office:value="1800" table:formula="of:=[.B12]*[.C11]/100" table:style-name="ce12">
            <text:p>1.800,00</text:p>
          </table:table-cell>
          <table:table-cell office:value-type="float" office:value="10200" table:formula="of:=[.B12]-[.C12]" table:style-name="ce12">
            <text:p>10.200,00</text:p>
          </table:table-cell>
          <table:table-cell office:value-type="float" office:value="15" table:style-name="ce9">
            <text:p>15</text:p>
          </table:table-cell>
          <table:table-cell office:value-type="float" office:value="32000" table:style-name="ce13">
            <text:p>32.000,00</text:p>
          </table:table-cell>
          <table:table-cell office:value-type="float" office:value="10200" table:formula="of:=IF([.D12]&gt;[.F12];[.F12];[.D12])" table:style-name="ce13">
            <text:p>10.200,00</text:p>
          </table:table-cell>
          <table:table-cell office:value-type="float" office:value="1530" table:formula="of:=[.G12]*[.E12]/100" table:style-name="ce13">
            <text:p>1.530,00</text:p>
          </table:table-cell>
          <table:table-cell office:value-type="float" office:value="2400" table:formula="of:=SUM([.I3:.I6])" table:style-name="ce3">
            <text:p>2.400,00</text:p>
          </table:table-cell>
          <table:table-cell office:value-type="float" office:value="870" table:formula="of:=[.I12]-[.H12]" table:style-name="ce12">
            <text:p>87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2]-[.F12]&gt;0;[.D12]-[.F12];0)" table:style-name="ce12">
            <text:p>0,00</text:p>
          </table:table-cell>
          <table:table-cell office:value-type="float" office:value="20" table:style-name="ce9">
            <text:p>20</text:p>
          </table:table-cell>
          <table:table-cell office:value-type="float" office:value="70000" table:style-name="ce13">
            <text:p>70.000,00</text:p>
          </table:table-cell>
          <table:table-cell office:value-type="float" office:value="0" table:formula="of:=IF(([.D12]-[.F12]&gt;=[.F13]);[.F13];[.D13])" table:style-name="ce13">
            <text:p>0,00</text:p>
          </table:table-cell>
          <table:table-cell office:value-type="float" office:value="0" table:formula="of:=([.G13])*[.E13]/100" table:style-name="ce13">
            <text:p>0,00</text:p>
          </table:table-cell>
          <table:table-cell table:style-name="ce12"/>
          <table:table-cell office:value-type="float" office:value="0" table:formula="of:=[.I13]-[.H13]" table:style-name="ce12">
            <text:p>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2]-[.F13]&gt;=0;[.D12]-[.F13];0)" table:style-name="ce12">
            <text:p>0,00</text:p>
          </table:table-cell>
          <table:table-cell office:value-type="float" office:value="27" table:style-name="ce9">
            <text:p>27</text:p>
          </table:table-cell>
          <table:table-cell office:value-type="float" office:value="170000" table:style-name="ce13">
            <text:p>170.000,00</text:p>
          </table:table-cell>
          <table:table-cell office:value-type="float" office:value="0" table:formula="of:=IF([.D14]&gt;[.F14];[.F14];[.D14])" table:style-name="ce13">
            <text:p>0,00</text:p>
          </table:table-cell>
          <table:table-cell office:value-type="float" office:value="0" table:formula="of:=[.G14]*[.E14]/100" table:style-name="ce13">
            <text:p>0,00</text:p>
          </table:table-cell>
          <table:table-cell table:style-name="ce12"/>
          <table:table-cell office:value-type="float" office:value="0" table:formula="of:=[.I14]-[.H14]" table:style-name="ce12">
            <text:p>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2]-[.F14]&gt;0;[.D12]-[.F14];0)" table:style-name="ce12">
            <text:p>0,00</text:p>
          </table:table-cell>
          <table:table-cell office:value-type="float" office:value="35" table:style-name="ce9">
            <text:p>35</text:p>
          </table:table-cell>
          <table:table-cell office:value-type="float" office:value="880000" table:style-name="ce13">
            <text:p>880.000,00</text:p>
          </table:table-cell>
          <table:table-cell office:value-type="float" office:value="0" table:formula="of:=IF([.D15]&gt;[.F15];[.F15];[.D15])" table:style-name="ce13">
            <text:p>0,00</text:p>
          </table:table-cell>
          <table:table-cell office:value-type="float" office:value="0" table:formula="of:=[.G15]*[.E15]/100" table:style-name="ce13">
            <text:p>0,00</text:p>
          </table:table-cell>
          <table:table-cell table:style-name="ce12"/>
          <table:table-cell office:value-type="float" office:value="0" table:formula="of:=[.I15]-[.H15]" table:style-name="ce12">
            <text:p>0,00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office:value-type="float" office:value="7.25" table:formula="of:=[.I16]*100/[.B12]" table:style-name="ce14">
            <text:p>7,25</text:p>
          </table:table-cell>
          <table:table-cell table:style-name="ce12"/>
          <table:table-cell office:value-type="float" office:value="0.15" table:formula="of:=[.H16]/[.D12]" table:style-name="ce9"/>
          <table:table-cell table:number-columns-repeated="2" table:style-name="ce13"/>
          <table:table-cell office:value-type="float" office:value="1530" table:formula="of:=SUM([.H12:.H15])" table:style-name="ce15">
            <text:p>1.530,00</text:p>
          </table:table-cell>
          <table:table-cell office:value-type="float" office:value="870" table:formula="of:=[.I12]-[.H16]" table:style-name="ce16">
            <text:p>870,00</text:p>
          </table:table-cell>
          <table:table-cell office:value-type="float" office:value="870" table:formula="of:=SUM([.J12:.J15])" table:style-name="ce17">
            <text:p>87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8">
            <text:p>İADE ORANI</text:p>
          </table:table-cell>
          <table:table-cell table:style-name="ce1"/>
          <table:table-cell table:style-name="ce2"/>
          <table:table-cell office:value-type="float" office:value="15" table:formula="of:=[.H16]/[.D12]*100" table:style-name="ce18">
            <text:p>15,00</text:p>
          </table:table-cell>
          <table:table-cell table:style-name="ce1"/>
          <table:table-cell office:value-type="string" table:style-name="ce19">
            <text:p>GELİR VERGİSİ</text:p>
          </table:table-cell>
          <table:table-cell table:style-name="ce20"/>
          <table:table-cell office:value-type="string" table:style-name="ce21">
            <text:p>İADE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23/02/2022-10:59:24</text:p>
          </table:table-cell>
          <table:table-cell office:value-type="string" table:style-name="ce5">
            <text:p>23/02/2022</text:p>
          </table:table-cell>
          <table:table-cell office:value-type="float" office:value="500" table:style-name="ce18">
            <text:p>500,00</text:p>
          </table:table-cell>
          <table:table-cell table:style-name="ce1"/>
          <table:table-cell office:value-type="string" table:style-name="ce22">
            <text:p>EFT</text:p>
          </table:table-cell>
          <table:table-cell office:value-type="string" table:style-name="ce22">
            <text:p>SALİH KAYMAK*0203*KABEİ MESCİD MAH . İŞ YERİ BİR YILLIK KİRA BEDELİ*0012132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12-25T00:00:00" table:style-name="ce23">
            <text:p>25.12.2022</text:p>
          </table:table-cell>
          <table:table-cell office:value-type="float" office:value="3300" table:style-name="ce1">
            <text:p>3300</text:p>
          </table:table-cell>
          <table:table-cell table:style-name="ce1"/>
          <table:table-cell office:value-type="string" table:style-name="ce1">
            <text:p>EFT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5"/>
          <table:table-cell table:style-name="ce18"/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29/08/2022-08:55:23</text:p>
          </table:table-cell>
          <table:table-cell office:value-type="string" table:style-name="ce5">
            <text:p>29/08/2022</text:p>
          </table:table-cell>
          <table:table-cell office:value-type="float" office:value="5000" table:style-name="ce18">
            <text:p>5.000,00</text:p>
          </table:table-cell>
          <table:table-cell table:style-name="ce1"/>
          <table:table-cell office:value-type="string" table:style-name="ce22">
            <text:p>EFT</text:p>
          </table:table-cell>
          <table:table-cell office:value-type="string" table:style-name="ce22">
            <text:p>ADEM DUMAN*0203*-*00044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05/07/2022-19:28:07</text:p>
          </table:table-cell>
          <table:table-cell office:value-type="string" table:style-name="ce5">
            <text:p>05/07/2022</text:p>
          </table:table-cell>
          <table:table-cell office:value-type="float" office:value="4000" table:style-name="ce18">
            <text:p>4.000,00</text:p>
          </table:table-cell>
          <table:table-cell table:style-name="ce1"/>
          <table:table-cell office:value-type="string" table:style-name="ce22">
            <text:p>FAST</text:p>
          </table:table-cell>
          <table:table-cell office:value-type="string" table:style-name="ce22">
            <text:p>ADEM DUMAN*0067**446307908*FAS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13/10/2022-11:00:12</text:p>
          </table:table-cell>
          <table:table-cell office:value-type="string" table:style-name="ce5">
            <text:p>13/10/2022</text:p>
          </table:table-cell>
          <table:table-cell office:value-type="float" office:value="9000" table:style-name="ce18">
            <text:p>9.000,00</text:p>
          </table:table-cell>
          <table:table-cell table:style-name="ce1"/>
          <table:table-cell office:value-type="string" table:style-name="ce22">
            <text:p>EFT</text:p>
          </table:table-cell>
          <table:table-cell office:value-type="string" table:style-name="ce22">
            <text:p>SEDEF TÜFEK*0010*ZİRAAT MOBİL EFT KİRA BEDELİ*012780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10/10/2022-16:51:39</text:p>
          </table:table-cell>
          <table:table-cell office:value-type="string" table:style-name="ce5">
            <text:p>10/10/2022</text:p>
          </table:table-cell>
          <table:table-cell office:value-type="float" office:value="10300" table:style-name="ce18">
            <text:p>10.300,00</text:p>
          </table:table-cell>
          <table:table-cell table:style-name="ce1"/>
          <table:table-cell office:value-type="string" table:style-name="ce22">
            <text:p>EFT</text:p>
          </table:table-cell>
          <table:table-cell office:value-type="string" table:style-name="ce22">
            <text:p>SEDEF TÜFEK*0015*KİRA BEDELİ*5977788</text:p>
          </table:table-cell>
          <table:table-cell table:number-columns-repeated="16377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alumba" table:style-name="ta1">
        <table:table-column table:style-name="co1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1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13" table:number-columns-repeated="16369" table:default-cell-style-name="ce1"/>
        <table:table-row table:style-name="ro1">
          <table:table-cell/>
          <table:table-cell office:value-type="string" table:style-name="ce24">
            <text:p>31-03-2025 KİRA BİLDİRİMİ – GELİR VERGİSİ HESAPLAMA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4">
            <text:p>2024 KİRA ÖDEMELERİ</text:p>
          </table:table-cell>
          <table:table-cell table:number-columns-repeated="2" table:style-name="ce1"/>
          <table:table-cell office:value-type="string" table:style-name="ce1">
            <text:p>stpj</text:p>
          </table:table-cell>
          <table:table-cell table:number-columns-repeated="3"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24">
            <text:p>Banka Ödemesi</text:p>
          </table:table-cell>
          <table:table-cell office:value-type="string" table:style-name="ce1">
            <text:p>Konum</text:p>
          </table:table-cell>
          <table:table-cell table:style-name="ce1"/>
          <table:table-cell office:value-type="string" table:style-name="ce1">
            <text:p>%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sny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amd trgt</text:p>
          </table:table-cell>
          <table:table-cell table:number-columns-repeated="2" table:style-name="ce1"/>
          <table:table-cell office:value-type="float" office:value="0" table:formula="of:=[.B4]*[.E4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24000" table:style-name="ce4">
            <text:p>24000</text:p>
          </table:table-cell>
          <table:table-cell office:value-type="string" table:style-name="ce1">
            <text:p>snyB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ant</text:p>
          </table:table-cell>
          <table:table-cell table:number-columns-repeated="2" table:style-name="ce1"/>
          <table:table-cell office:value-type="float" office:value="4800" table:formula="of:=[.B5]*[.E5]/100" table:style-name="ce3">
            <text:p>4.80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219000" table:style-name="ce4">
            <text:p>219000</text:p>
          </table:table-cell>
          <table:table-cell office:value-type="string" table:style-name="ce1">
            <text:p>snyCD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demirel</text:p>
          </table:table-cell>
          <table:table-cell table:number-columns-repeated="2" table:style-name="ce1"/>
          <table:table-cell office:value-type="float" office:value="43800" table:formula="of:=[.B6]*[.E6]/100" table:style-name="ce3">
            <text:p>43.80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33000" table:style-name="ce4">
            <text:p>33000</text:p>
          </table:table-cell>
          <table:table-cell office:value-type="string" table:style-name="ce1">
            <text:p>sny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üleyman</text:p>
          </table:table-cell>
          <table:table-cell table:number-columns-repeated="2" table:style-name="ce1"/>
          <table:table-cell office:value-type="float" office:value="6600" table:formula="of:=[.B7]*[.E7]/100" table:style-name="ce3">
            <text:p>6.60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150000" table:style-name="ce4">
            <text:p>150000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number-columns-repeated="2" table:style-name="ce1"/>
          <table:table-cell office:value-type="float" office:value="30000" table:formula="of:=[.B8]*[.E8]/100" table:style-name="ce3">
            <text:p>30.00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10000" table:style-name="ce4">
            <text:p>10000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etin</text:p>
          </table:table-cell>
          <table:table-cell table:number-columns-repeated="2" table:style-name="ce1"/>
          <table:table-cell office:value-type="float" office:value="2000" table:formula="of:=[.B9]*[.E9]/100" table:style-name="ce3">
            <text:p>2.00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436000" table:formula="of:=SUM([.B5:.B9])" table:style-name="ce4">
            <text:p>436000</text:p>
          </table:table-cell>
          <table:table-cell table:number-columns-repeated="6" table:style-name="ce1"/>
          <table:table-cell table:style-name="ce3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5">
            <text:p>indirimi</text:p>
          </table:table-cell>
          <table:table-cell office:value-type="string" table:style-name="ce5">
            <text:p>gelir</text:p>
          </table:table-cell>
          <table:table-cell table:style-name="ce6"/>
          <table:table-cell table:number-columns-repeated="5" table:style-name="ce5"/>
          <table:table-cell table:number-columns-repeated="16374"/>
        </table:table-row>
        <table:table-row table:style-name="ro2">
          <table:table-cell/>
          <table:table-cell office:value-type="string" table:style-name="ce7">
            <text:p>toplam</text:p>
          </table:table-cell>
          <table:table-cell office:value-type="string" table:style-name="ce8">
            <text:p>%</text:p>
          </table:table-cell>
          <table:table-cell table:style-name="ce8"/>
          <table:table-cell office:value-type="string" table:style-name="ce9">
            <text:p>%</text:p>
          </table:table-cell>
          <table:table-cell office:value-type="string" table:style-name="ce10">
            <text:p>vergi</text:p>
          </table:table-cell>
          <table:table-cell office:value-type="string" table:style-name="ce10">
            <text:p>dilime denk</text:p>
          </table:table-cell>
          <table:table-cell office:value-type="string" table:style-name="ce10">
            <text:p>dilime denk</text:p>
          </table:table-cell>
          <table:table-cell office:value-type="string" table:style-name="ce8">
            <text:p>%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string" table:style-name="ce7">
            <text:p>kira</text:p>
          </table:table-cell>
          <table:table-cell office:value-type="float" office:value="15" table:style-name="ce8">
            <text:p>15</text:p>
          </table:table-cell>
          <table:table-cell table:style-name="ce8"/>
          <table:table-cell table:style-name="ce9"/>
          <table:table-cell office:value-type="string" table:style-name="ce10">
            <text:p>dilimi</text:p>
          </table:table-cell>
          <table:table-cell office:value-type="string" table:style-name="ce10">
            <text:p>gelen miktar</text:p>
          </table:table-cell>
          <table:table-cell office:value-type="string" table:style-name="ce10">
            <text:p>gelen vergi</text:p>
          </table:table-cell>
          <table:table-cell office:value-type="float" office:value="20" table:style-name="ce8">
            <text:p>20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float" office:value="436000" table:formula="of:=[.B10]" table:style-name="ce11">
            <text:p>436.000,00</text:p>
          </table:table-cell>
          <table:table-cell office:value-type="float" office:value="65400" table:formula="of:=[.B16]*[.C15]/100" table:style-name="ce12">
            <text:p>65.400,00</text:p>
          </table:table-cell>
          <table:table-cell office:value-type="float" office:value="370600" table:formula="of:=[.B16]-[.C16]" table:style-name="ce12">
            <text:p>370.600,00</text:p>
          </table:table-cell>
          <table:table-cell office:value-type="float" office:value="15" table:style-name="ce9">
            <text:p>15</text:p>
          </table:table-cell>
          <table:table-cell office:value-type="float" office:value="158000" table:style-name="ce13">
            <text:p>158.000,00</text:p>
          </table:table-cell>
          <table:table-cell office:value-type="float" office:value="158000" table:formula="of:=IF([.D16]&gt;[.F16];[.F16];[.D16])" table:style-name="ce13">
            <text:p>158.000,00</text:p>
          </table:table-cell>
          <table:table-cell office:value-type="float" office:value="23700" table:formula="of:=[.G16]*[.E16]/100" table:style-name="ce13">
            <text:p>23.700,00</text:p>
          </table:table-cell>
          <table:table-cell office:value-type="float" office:value="87200" table:formula="of:=SUM([.I4:.I9])" table:style-name="ce3">
            <text:p>87.200,00</text:p>
          </table:table-cell>
          <table:table-cell office:value-type="float" office:value="63500" table:formula="of:=[.I16]-[.H16]" table:style-name="ce12">
            <text:p>63.50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212600" table:formula="of:=IF([.D16]-[.F16]&gt;0;[.D16]-[.F16];0)" table:style-name="ce12">
            <text:p>212.600,00</text:p>
          </table:table-cell>
          <table:table-cell office:value-type="float" office:value="20" table:style-name="ce9">
            <text:p>20</text:p>
          </table:table-cell>
          <table:table-cell office:value-type="float" office:value="330000" table:style-name="ce13">
            <text:p>330.000,00</text:p>
          </table:table-cell>
          <table:table-cell office:value-type="float" office:value="212600" table:formula="of:=IF(([.D16]-[.F16]&gt;=[.F17]);[.F17];[.D17])" table:style-name="ce13">
            <text:p>212.600,00</text:p>
          </table:table-cell>
          <table:table-cell office:value-type="float" office:value="42520" table:formula="of:=([.G17])*[.E17]/100" table:style-name="ce13">
            <text:p>42.520,00</text:p>
          </table:table-cell>
          <table:table-cell table:style-name="ce12"/>
          <table:table-cell office:value-type="float" office:value="-42520" table:formula="of:=[.I17]-[.H17]" table:style-name="ce12">
            <text:p>-42.52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40600" table:formula="of:=IF([.D16]-[.F17]&gt;=0;[.D16]-[.F17];0)" table:style-name="ce12">
            <text:p>40.600,00</text:p>
          </table:table-cell>
          <table:table-cell office:value-type="float" office:value="27" table:style-name="ce9">
            <text:p>27</text:p>
          </table:table-cell>
          <table:table-cell office:value-type="float" office:value="800000" table:style-name="ce13">
            <text:p>800.000,00</text:p>
          </table:table-cell>
          <table:table-cell office:value-type="float" office:value="40600" table:formula="of:=IF([.D18]&gt;[.F18];[.F18];[.D18])" table:style-name="ce13">
            <text:p>40.600,00</text:p>
          </table:table-cell>
          <table:table-cell office:value-type="float" office:value="10962" table:formula="of:=[.G18]*[.E18]/100" table:style-name="ce13">
            <text:p>10.962,00</text:p>
          </table:table-cell>
          <table:table-cell table:style-name="ce12"/>
          <table:table-cell office:value-type="float" office:value="-10962" table:formula="of:=[.I18]-[.H18]" table:style-name="ce12">
            <text:p>-10.962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6]-[.F18]&gt;0;[.D16]-[.F18];0)" table:style-name="ce12">
            <text:p>0,00</text:p>
          </table:table-cell>
          <table:table-cell office:value-type="float" office:value="35" table:style-name="ce9">
            <text:p>35</text:p>
          </table:table-cell>
          <table:table-cell office:value-type="float" office:value="4300000" table:style-name="ce13">
            <text:p>4.300.000,00</text:p>
          </table:table-cell>
          <table:table-cell office:value-type="float" office:value="0" table:formula="of:=IF([.D19]&gt;[.F19];[.F19];[.D19])" table:style-name="ce13">
            <text:p>0,00</text:p>
          </table:table-cell>
          <table:table-cell office:value-type="float" office:value="0" table:formula="of:=[.G19]*[.E19]/100" table:style-name="ce13">
            <text:p>0,00</text:p>
          </table:table-cell>
          <table:table-cell table:style-name="ce12"/>
          <table:table-cell office:value-type="float" office:value="0" table:formula="of:=[.I19]-[.H19]" table:style-name="ce12">
            <text:p>0,00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office:value-type="float" office:value="2.2977064220183485" table:formula="of:=[.I20]*100/[.B16]" table:style-name="ce14">
            <text:p>2,30</text:p>
          </table:table-cell>
          <table:table-cell table:style-name="ce12"/>
          <table:table-cell office:value-type="float" office:value="0.20826227738801942" table:formula="of:=[.H20]/[.D16]" table:style-name="ce9"/>
          <table:table-cell table:number-columns-repeated="2" table:style-name="ce13"/>
          <table:table-cell office:value-type="float" office:value="77182" table:formula="of:=SUM([.H16:.H19])" table:style-name="ce15">
            <text:p>77.182,00</text:p>
          </table:table-cell>
          <table:table-cell office:value-type="float" office:value="10018" table:formula="of:=[.I16]-[.H20]" table:style-name="ce16">
            <text:p>10.018,00</text:p>
          </table:table-cell>
          <table:table-cell office:value-type="float" office:value="10018" table:formula="of:=SUM([.J16:.J19])" table:style-name="ce17">
            <text:p>10.018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8">
            <text:p>İADE ORANI</text:p>
          </table:table-cell>
          <table:table-cell table:style-name="ce1"/>
          <table:table-cell table:style-name="ce2"/>
          <table:table-cell office:value-type="float" office:value="20.826227738801943" table:formula="of:=[.H20]/[.D16]*100" table:style-name="ce18">
            <text:p>20,83</text:p>
          </table:table-cell>
          <table:table-cell table:style-name="ce1"/>
          <table:table-cell office:value-type="string" table:style-name="ce19">
            <text:p>GELİR VERGİSİ</text:p>
          </table:table-cell>
          <table:table-cell table:style-name="ce20"/>
          <table:table-cell office:value-type="string" table:style-name="ce21">
            <text:p>İADE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date" office:date-value="2024-11-30T00:00:00" table:style-name="ce26">
            <text:p>30.11.2024</text:p>
          </table:table-cell>
          <table:table-cell office:value-type="float" office:value="219000" table:style-name="ce18">
            <text:p>219.000,00</text:p>
          </table:table-cell>
          <table:table-cell table:style-name="ce18"/>
          <table:table-cell table:number-columns-repeated="2" table:style-name="ce5"/>
          <table:table-cell office:value-type="string" table:style-name="ce22">
            <text:p>Havale</text:p>
          </table:table-cell>
          <table:table-cell table:style-name="ce25"/>
          <table:table-cell table:style-name="ce10"/>
          <table:table-cell table:number-columns-repeated="16375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">
      <number:number number:decimal-places="0" number:min-decimal-places="0" number:min-integer-digits="0"/>
    </number:number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05-22T15:27:41Z</meta:creation-date>
    <dc:date>2025-01-24T09:17:09Z</dc:date>
    <meta:editing-cycles>13</meta:editing-cycles>
    <meta:editing-duration>PT8430S</meta:editing-duration>
  </office:meta>
</office:document-meta>
</file>